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2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4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5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7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4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4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5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48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2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5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3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7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1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57">
      <style:text-properties fo:font-size="16pt" officeooo:rsid="001c4405" officeooo:paragraph-rsid="001c4405" style:font-size-asian="16pt" style:font-size-complex="16pt"/>
    </style:style>
    <style:style style:name="P76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60"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1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2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3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84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85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officeooo:rsid="0030db04"/>
    </style:style>
    <style:style style:name="T5" style:family="text">
      <style:text-properties officeooo:rsid="003287e2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- </text:span>Basics</text:p>
      <text:p text:style-name="P3"><text:s/></text:p>
      <text:list xml:id="list6897912816894746195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1340268305744254388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12022492318329" text:continue-list="list6897912816894746195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6433367172187431472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12022307135375" text:continue-list="list112022492318329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3543279815094588810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2254291977746622962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12022063263440" text:continue-list="list3543279815094588810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2507055667290470603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12023283784054" text:continue-list="list112022063263440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3006559146671205849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</text:p>
            </text:list-item>
            <text:list-item>
              <text:p text:style-name="P16">Reproduction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6464522981124053982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12023604322110" text:continue-list="list3006559146671205849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3176417217576744504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112023443212220" text:continue-list="list112023604322110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4788752685064195638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0">Reproduction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1672198743319875759" text:style-name="L11">
        <text:list-item>
          <text:list>
            <text:list-item>
              <text:p text:style-name="P21">Dispersal</text:p>
            </text:list-item>
            <text:list-item>
              <text:p text:style-name="P21">Dispersal</text:p>
            </text:list-item>
            <text:list-item>
              <text:p text:style-name="P21">Dispersal</text:p>
            </text:list-item>
            <text:list-item>
              <text:p text:style-name="P21">Dispersal</text:p>
            </text:list-item>
            <text:list-item>
              <text:p text:style-name="P21">Dispersal</text:p>
            </text:list-item>
          </text:list>
        </text:list-item>
      </text:list>
      <text:list xml:id="list112022380869599" text:continue-list="list4788752685064195638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2287260908636119499" text:style-name="L12">
        <text:list-item>
          <text:list>
            <text:list-item>
              <text:p text:style-name="P22">Introducing Tech: Success -&gt; Dibuix</text:p>
            </text:list-item>
            <text:list-item>
              <text:p text:style-name="P22">Perfection 4: Perfect -&gt; <text:span text:style-name="T10">txt </text:span>Origins of technology and language </text:p>
            </text:list-item>
            <text:list-item>
              <text:p text:style-name="P23"><text:span text:style-name="T7">Tech nerd: No Boosts </text:span>-&gt;<text:span text:style-name="T7"> txt </text:span>quote Feynman</text:p>
            </text:list-item>
          </text:list>
        </text:list-item>
      </text:list>
      <text:list xml:id="list112022748452307" text:continue-list="list112022380869599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3579180247410193696" text:style-name="L13">
        <text:list-item>
          <text:p text:style-name="P24">Atributs:</text:p>
          <text:list>
            <text:list-item>
              <text:p text:style-name="P24">Mobility</text:p>
            </text:list-item>
            <text:list-item>
              <text:p text:style-name="P24">Reproduction</text:p>
            </text:list-item>
            <text:list-item>
              <text:p text:style-name="P24">Technology</text:p>
            </text:list-item>
          </text:list>
          <text:p text:style-name="P24"/>
        </text:list-item>
        <text:list-item>
          <text:p text:style-name="P24">Poders:</text:p>
          <text:list>
            <text:list-item>
              <text:p text:style-name="P24">Reproduction</text:p>
            </text:list-item>
            <text:list-item>
              <text:p text:style-name="P24">Resistance</text:p>
            </text:list-item>
          </text:list>
          <text:p text:style-name="P24"/>
        </text:list-item>
        <text:list-item>
          <text:p text:style-name="P24">Goals:</text:p>
        </text:list-item>
      </text:list>
      <text:list xml:id="list6302369462422433246" text:style-name="L14">
        <text:list-item>
          <text:list>
            <text:list-item>
              <text:p text:style-name="P25">Dispersal</text:p>
            </text:list-item>
            <text:list-item>
              <text:p text:style-name="P25">Dispersal</text:p>
            </text:list-item>
            <text:list-item>
              <text:p text:style-name="P25">Dispersal</text:p>
            </text:list-item>
          </text:list>
        </text:list-item>
      </text:list>
      <text:list xml:id="list112023145736779" text:continue-list="list3579180247410193696" text:style-name="L13">
        <text:list-header>
          <text:p text:style-name="P24"/>
        </text:list-header>
        <text:list-item>
          <text:p text:style-name="P24">Achievements:</text:p>
        </text:list-item>
      </text:list>
      <text:list xml:id="list1399282953982652593" text:style-name="L15">
        <text:list-item>
          <text:list>
            <text:list-item>
              <text:p text:style-name="P26">Getting away: Success -&gt; Dibuix</text:p>
            </text:list-item>
            <text:list-item>
              <text:p text:style-name="P26">Perfection 5: Perfect -&gt; <text:span text:style-name="T10">txt Ficció sobre Neanderthals</text:span></text:p>
            </text:list-item>
            <text:list-item>
              <text:p text:style-name="P80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12022786284638" text:continue-list="list112023145736779" text:style-name="L13">
        <text:list-header>
          <text:p text:style-name="P24"/>
        </text:list-header>
        <text:list-item>
          <text:p text:style-name="P24">Story:</text:p>
          <text:list>
            <text:list-item>
              <text:p text:style-name="P24">Dibu: Escena de caça</text:p>
            </text:list-item>
            <text:list-item>
              <text:p text:style-name="P24">Contingut: Arrogància, tot els va bé </text:p>
            </text:list-item>
            <text:list-item>
              <text:p text:style-name="P24">Text: "We will not be afraid of anyone or anything."</text:p>
            </text:list-item>
          </text:list>
          <text:p text:style-name="P24"/>
        </text:list-item>
      </text:list>
      <text:p text:style-name="P3"/>
      <text:p text:style-name="P5">6 - Cultural Influence</text:p>
      <text:p text:style-name="P3"/>
      <text:list xml:id="list4091918034387265039" text:style-name="L16">
        <text:list-item>
          <text:p text:style-name="P27">Atributs:</text:p>
          <text:list>
            <text:list-item>
              <text:p text:style-name="P27">Influence</text:p>
            </text:list-item>
            <text:list-item>
              <text:p text:style-name="P27">Mobility</text:p>
            </text:list-item>
            <text:list-item>
              <text:p text:style-name="P27">Technology</text:p>
            </text:list-item>
          </text:list>
          <text:p text:style-name="P27"/>
        </text:list-item>
        <text:list-item>
          <text:p text:style-name="P27">Poders:</text:p>
          <text:list>
            <text:list-item>
              <text:p text:style-name="P27">Mobility</text:p>
            </text:list-item>
            <text:list-item>
              <text:p text:style-name="P27">Reproduction</text:p>
            </text:list-item>
          </text:list>
          <text:p text:style-name="P27"/>
        </text:list-item>
        <text:list-item>
          <text:p text:style-name="P27">Goals:</text:p>
        </text:list-item>
      </text:list>
      <text:list xml:id="list2562264657074514439" text:style-name="L17">
        <text:list-item>
          <text:list>
            <text:list-item>
              <text:p text:style-name="P28">Dispersal</text:p>
            </text:list-item>
            <text:list-item>
              <text:p text:style-name="P28">Dispersal</text:p>
            </text:list-item>
            <text:list-item>
              <text:p text:style-name="P28">Dispersal</text:p>
            </text:list-item>
          </text:list>
        </text:list-item>
      </text:list>
      <text:list xml:id="list112022556572159" text:continue-list="list4091918034387265039" text:style-name="L16">
        <text:list-header>
          <text:p text:style-name="P27"/>
        </text:list-header>
        <text:list-item>
          <text:p text:style-name="P27">Achievements:</text:p>
        </text:list-item>
      </text:list>
      <text:list xml:id="list2443691412310741890" text:style-name="L18">
        <text:list-item>
          <text:list>
            <text:list-item>
              <text:p text:style-name="P29">Influencer: Success -&gt; Dibuix</text:p>
            </text:list-item>
            <text:list-item>
              <text:p text:style-name="P29">Perfection 6: Perfect -&gt; <text:span text:style-name="T10">img </text:span>Hybridation Neanderthals</text:p>
            </text:list-item>
            <text:list-item>
              <text:p text:style-name="P81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12023988525802" text:continue-list="list112022556572159" text:style-name="L16">
        <text:list-item>
          <text:p text:style-name="P27">Story:</text:p>
          <text:list>
            <text:list-item>
              <text:p text:style-name="P27">Dibu: Escena de recolecció</text:p>
            </text:list-item>
            <text:list-item>
              <text:p text:style-name="P27">Contingut: Els Zho'll estan expandint-se i guanyant força</text:p>
            </text:list-item>
            <text:list-item>
              <text:p text:style-name="P27">Text: "The Guides watch us and provide for us"</text:p>
            </text:list-item>
          </text:list>
          <text:p text:style-name="P27"/>
        </text:list-item>
      </text:list>
      <text:p text:style-name="P3"/>
      <text:p text:style-name="P5">7 - Warfare</text:p>
      <text:p text:style-name="P3"/>
      <text:list xml:id="list9165732778157382610" text:style-name="L19">
        <text:list-item>
          <text:p text:style-name="P30">Atributs:</text:p>
          <text:list>
            <text:list-item>
              <text:p text:style-name="P30">Warfare</text:p>
            </text:list-item>
            <text:list-item>
              <text:p text:style-name="P30">Mobility</text:p>
            </text:list-item>
            <text:list-item>
              <text:p text:style-name="P30">Technology</text:p>
            </text:list-item>
          </text:list>
          <text:p text:style-name="P30"/>
        </text:list-item>
        <text:list-item>
          <text:p text:style-name="P30">Poders:</text:p>
          <text:list>
            <text:list-item>
              <text:p text:style-name="P30">Reproduction</text:p>
            </text:list-item>
            <text:list-item>
              <text:p text:style-name="P30">Resistance</text:p>
            </text:list-item>
          </text:list>
          <text:p text:style-name="P30"/>
        </text:list-item>
        <text:list-item>
          <text:p text:style-name="P30">Goals:</text:p>
        </text:list-item>
      </text:list>
      <text:list xml:id="list8861710572749701014" text:style-name="L20">
        <text:list-item>
          <text:list>
            <text:list-item>
              <text:p text:style-name="P31">Dispersal</text:p>
            </text:list-item>
            <text:list-item>
              <text:p text:style-name="P31">Dispersal</text:p>
            </text:list-item>
            <text:list-item>
              <text:p text:style-name="P31">Dispersal</text:p>
            </text:list-item>
          </text:list>
        </text:list-item>
      </text:list>
      <text:list xml:id="list112023925046564" text:continue-list="list9165732778157382610" text:style-name="L19">
        <text:list-header>
          <text:p text:style-name="P30"/>
        </text:list-header>
        <text:list-item>
          <text:p text:style-name="P30">Achievements:</text:p>
        </text:list-item>
      </text:list>
      <text:list xml:id="list9166969735191553669" text:style-name="L21">
        <text:list-item>
          <text:list>
            <text:list-item>
              <text:p text:style-name="P32">Call to arms: Success -&gt; Dibuix</text:p>
            </text:list-item>
            <text:list-item>
              <text:p text:style-name="P32">Perfection 7: Perfect -&gt; <text:span text:style-name="T11">img warfare</text:span></text:p>
            </text:list-item>
            <text:list-item>
              <text:p text:style-name="P82">The world on horseback: creuar muntanyes pel nord-&gt; txt quote genghis khan</text:p>
            </text:list-item>
          </text:list>
        </text:list-item>
      </text:list>
      <text:list xml:id="list112023073726587" text:continue-list="list112023925046564" text:style-name="L19">
        <text:list-header>
          <text:p text:style-name="P30"/>
        </text:list-header>
        <text:list-item>
          <text:p text:style-name="P30">Story:</text:p>
          <text:list>
            <text:list-item>
              <text:p text:style-name="P30">Dibu: Escena de pesca</text:p>
            </text:list-item>
            <text:list-item>
              <text:p text:style-name="P30">Contingut: Els Zho'll poden acomplir el seu destí sense els Guies</text:p>
            </text:list-item>
            <text:list-item>
              <text:p text:style-name="P30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6214904876167705747" text:style-name="L22">
        <text:list-item>
          <text:p text:style-name="P33">Atributs:</text:p>
          <text:list>
            <text:list-item>
              <text:p text:style-name="P33">Influence </text:p>
            </text:list-item>
            <text:list-item>
              <text:p text:style-name="P33">Warfare</text:p>
            </text:list-item>
            <text:list-item>
              <text:p text:style-name="P33">Resistance</text:p>
            </text:list-item>
          </text:list>
          <text:p text:style-name="P33"/>
        </text:list-item>
        <text:list-item>
          <text:p text:style-name="P33">Poders:</text:p>
          <text:list>
            <text:list-item>
              <text:p text:style-name="P33">Mobility</text:p>
            </text:list-item>
            <text:list-item>
              <text:p text:style-name="P33">Reproduction</text:p>
            </text:list-item>
          </text:list>
          <text:p text:style-name="P33"/>
        </text:list-item>
        <text:list-item>
          <text:p text:style-name="P33">Goals:</text:p>
        </text:list-item>
      </text:list>
      <text:list xml:id="list8748854956780017790" text:style-name="L23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12023230538286" text:continue-list="list6214904876167705747" text:style-name="L22">
        <text:list-header>
          <text:p text:style-name="P33"/>
        </text:list-header>
        <text:list-item>
          <text:p text:style-name="P33">Achievements:</text:p>
        </text:list-item>
      </text:list>
      <text:list xml:id="list3715948898847339068" text:style-name="L24">
        <text:list-item>
          <text:list>
            <text:list-item>
              <text:p text:style-name="P35">The crossing: Success -&gt; Dibuix</text:p>
            </text:list-item>
            <text:list-item>
              <text:p text:style-name="P35">Perfection 8: Perfect -&gt; Nanook</text:p>
            </text:list-item>
            <text:list-item>
              <text:p text:style-name="P83">Ice and fire: 10 eps → img igloo</text:p>
            </text:list-item>
          </text:list>
        </text:list-item>
      </text:list>
      <text:list xml:id="list112022417666498" text:continue-list="list112023230538286" text:style-name="L22">
        <text:list-header>
          <text:p text:style-name="P33"/>
        </text:list-header>
        <text:list-item>
          <text:p text:style-name="P33">Story:</text:p>
        </text:list-item>
      </text:list>
      <text:list xml:id="list1143191998615459141" text:style-name="L25">
        <text:list-item>
          <text:list>
            <text:list-item>
              <text:p text:style-name="P36">Dibu: Escena de combat </text:p>
            </text:list-item>
            <text:list-item>
              <text:p text:style-name="P36">Contingut: Dubtes; encara necessiten als Guies</text:p>
            </text:list-item>
            <text:list-item>
              <text:p text:style-name="P36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3836913925746927048" text:style-name="L26">
        <text:list-item>
          <text:p text:style-name="P37">Atributs:</text:p>
          <text:list>
            <text:list-item>
              <text:p text:style-name="P37">Reproduction</text:p>
            </text:list-item>
            <text:list-item>
              <text:p text:style-name="P37">Technology</text:p>
            </text:list-item>
            <text:list-item>
              <text:p text:style-name="P37">Mobility</text:p>
            </text:list-item>
          </text:list>
          <text:p text:style-name="P37"/>
        </text:list-item>
        <text:list-item>
          <text:p text:style-name="P37">Poders:</text:p>
          <text:list>
            <text:list-item>
              <text:p text:style-name="P37">Warfare</text:p>
            </text:list-item>
            <text:list-item>
              <text:p text:style-name="P37">Influence</text:p>
            </text:list-item>
          </text:list>
          <text:p text:style-name="P37"/>
        </text:list-item>
        <text:list-item>
          <text:p text:style-name="P37">Goals:</text:p>
        </text:list-item>
      </text:list>
      <text:list xml:id="list4596975753263504371" text:style-name="L27">
        <text:list-item>
          <text:list>
            <text:list-item>
              <text:p text:style-name="P38">Dispersal</text:p>
            </text:list-item>
            <text:list-item>
              <text:p text:style-name="P38">Dispersal</text:p>
            </text:list-item>
            <text:list-item>
              <text:p text:style-name="P38">Dispersal</text:p>
            </text:list-item>
            <text:list-item>
              <text:p text:style-name="P38">Dispersal</text:p>
            </text:list-item>
          </text:list>
        </text:list-item>
      </text:list>
      <text:list xml:id="list112023210496083" text:continue-list="list3836913925746927048" text:style-name="L26">
        <text:list-header>
          <text:p text:style-name="P37"/>
        </text:list-header>
        <text:list-item>
          <text:p text:style-name="P37">Achievements:</text:p>
        </text:list-item>
      </text:list>
      <text:list xml:id="list1398674032828293638" text:style-name="L28">
        <text:list-item>
          <text:list>
            <text:list-item>
              <text:p text:style-name="P39">Joining forces: Success -&gt; Dibuix</text:p>
            </text:list-item>
            <text:list-item>
              <text:p text:style-name="P39">Perfection 9: Perfect -&gt; Neanderthal extinction</text:p>
            </text:list-item>
            <text:list-item>
              <text:p text:style-name="P39">Easy Peasy: No Boosts -&gt; <text:span text:style-name="T28">txt mohawk treballadors</text:span></text:p>
            </text:list-item>
          </text:list>
        </text:list-item>
      </text:list>
      <text:list xml:id="list112022560433190" text:continue-list="list112023210496083" text:style-name="L26">
        <text:list-header>
          <text:p text:style-name="P37"/>
        </text:list-header>
        <text:list-item>
          <text:p text:style-name="P37">Story:</text:p>
          <text:list>
            <text:list-item>
              <text:p text:style-name="P37">Dibu: Zho'll passant vora l'esquelet d'una espècie extingida</text:p>
            </text:list-item>
            <text:list-item>
              <text:p text:style-name="P37">Contingut: Estan a prop de conquerir tot el planeta, són l'espècie elegida</text:p>
            </text:list-item>
            <text:list-item>
              <text:p text:style-name="P37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6434125275501696606" text:style-name="L29">
        <text:list-item>
          <text:p text:style-name="P40">Atributs:</text:p>
          <text:list>
            <text:list-item>
              <text:p text:style-name="P40">Influence </text:p>
            </text:list-item>
            <text:list-item>
              <text:p text:style-name="P40">Warfare</text:p>
            </text:list-item>
            <text:list-item>
              <text:p text:style-name="P40">Technology</text:p>
            </text:list-item>
          </text:list>
        </text:list-item>
      </text:list>
      <text:p text:style-name="P3"/>
      <text:list xml:id="list112023411368996" text:continue-numbering="true" text:style-name="L29">
        <text:list-item>
          <text:p text:style-name="P40">Poders:</text:p>
          <text:list>
            <text:list-item>
              <text:p text:style-name="P40">Reproduction</text:p>
            </text:list-item>
            <text:list-item>
              <text:p text:style-name="P40">Resistance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780572582110392502" text:style-name="L30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12023874907107" text:continue-list="list112023411368996" text:style-name="L29">
        <text:list-header>
          <text:p text:style-name="P40"/>
        </text:list-header>
        <text:list-item>
          <text:p text:style-name="P40">Achievements:</text:p>
        </text:list-item>
      </text:list>
      <text:list xml:id="list9024801479190553334" text:style-name="L31">
        <text:list-item>
          <text:list>
            <text:list-item>
              <text:p text:style-name="P42">Find a way: Success -&gt; Dibuix</text:p>
            </text:list-item>
            <text:list-item>
              <text:p text:style-name="P43">Perfection 10: Perfect -&gt; logo murphy's toast</text:p>
            </text:list-item>
            <text:list-item>
              <text:p text:style-name="P42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12022096227288" text:continue-list="list112023874907107" text:style-name="L29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Poblat vora un llac</text:p>
            </text:list-item>
            <text:list-item>
              <text:p text:style-name="P40">Contingut: Pas de ser nòmades a sedentaris, cansats de seguir les ordres dels Guies</text:p>
            </text:list-item>
            <text:list-item>
              <text:p text:style-name="P40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2892942616775932674" text:style-name="L32">
        <text:list-item>
          <text:p text:style-name="P44">Anar a 2 llocs, en cada un explotar un tipus de recurs: 1) minerals i 2) fusta. Al segon evitar sobreexplotació</text:p>
          <text:p text:style-name="P44"/>
        </text:list-item>
        <text:list-item>
          <text:p text:style-name="P44">Atributs:</text:p>
          <text:list>
            <text:list-item>
              <text:p text:style-name="P44">Exploitation</text:p>
            </text:list-item>
            <text:list-item>
              <text:p text:style-name="P44">Reproduction</text:p>
            </text:list-item>
            <text:list-item>
              <text:p text:style-name="P44">Technology</text:p>
            </text:list-item>
          </text:list>
          <text:p text:style-name="P44"/>
        </text:list-item>
        <text:list-item>
          <text:p text:style-name="P44">Poders:</text:p>
          <text:list>
            <text:list-item>
              <text:p text:style-name="P44">Resistance</text:p>
            </text:list-item>
            <text:list-item>
              <text:p text:style-name="P44">Mobility</text:p>
            </text:list-item>
          </text:list>
          <text:p text:style-name="P44"/>
        </text:list-item>
        <text:list-item>
          <text:p text:style-name="P44">Goals:</text:p>
        </text:list-item>
      </text:list>
      <text:list xml:id="list3918619360042727570" text:style-name="L33">
        <text:list-item>
          <text:list>
            <text:list-item>
              <text:p text:style-name="P45">Resources</text:p>
            </text:list-item>
            <text:list-item>
              <text:p text:style-name="P45">Resources</text:p>
            </text:list-item>
          </text:list>
        </text:list-item>
      </text:list>
      <text:list xml:id="list112022730140427" text:continue-list="list2892942616775932674" text:style-name="L32">
        <text:list-header>
          <text:p text:style-name="P44"/>
        </text:list-header>
        <text:list-item>
          <text:p text:style-name="P44">Achievements:</text:p>
        </text:list-item>
      </text:list>
      <text:list xml:id="list1070251767801317211" text:style-name="L34">
        <text:list-item>
          <text:list>
            <text:list-item>
              <text:p text:style-name="P46">?? : Success -&gt; Dibuix</text:p>
            </text:list-item>
            <text:list-item>
              <text:p text:style-name="P47"><text:span text:style-name="T19">Perfection 11</text:span> : Perfect -&gt; ??</text:p>
            </text:list-item>
            <text:list-item>
              <text:p text:style-name="P46">??</text:p>
            </text:list-item>
          </text:list>
        </text:list-item>
      </text:list>
      <text:list xml:id="list112023112369236" text:continue-list="list112022730140427" text:style-name="L32">
        <text:list-header>
          <text:p text:style-name="P44"/>
        </text:list-header>
        <text:list-item>
          <text:p text:style-name="P44">Story:</text:p>
          <text:list>
            <text:list-item>
              <text:p text:style-name="P44">Dibu: Símbols dels Guies en una cova</text:p>
            </text:list-item>
            <text:list-item>
              <text:p text:style-name="P44">Contingut: </text:p>
            </text:list-item>
            <text:list-item>
              <text:p text:style-name="P44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2079687050843819458" text:style-name="L35">
        <text:list-item>
          <text:p text:style-name="P48">Competir contra una altra població pels recursos de bosc d'una zona determinada. Dues opcions: pujar influència o guerra mentre es puja exploitation i controlant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Influence</text:p>
            </text:list-item>
            <text:list-item>
              <text:p text:style-name="P48">Reproduction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production</text:p>
            </text:list-item>
            <text:list-item>
              <text:p text:style-name="P48">Warfare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2062906433940181110" text:style-name="L36">
        <text:list-item>
          <text:list>
            <text:list-item>
              <text:p text:style-name="P49">Resources </text:p>
            </text:list-item>
            <text:list-item>
              <text:p text:style-name="P49">Population</text:p>
            </text:list-item>
          </text:list>
        </text:list-item>
      </text:list>
      <text:list xml:id="list112023727759392" text:continue-list="list2079687050843819458" text:style-name="L35">
        <text:list-header>
          <text:p text:style-name="P48"/>
        </text:list-header>
        <text:list-item>
          <text:p text:style-name="P48">Achievements:</text:p>
        </text:list-item>
      </text:list>
      <text:list xml:id="list3031466301094946589" text:style-name="L37">
        <text:list-item>
          <text:list>
            <text:list-item>
              <text:p text:style-name="P50">?? : Success -&gt; Dibuix</text:p>
            </text:list-item>
            <text:list-item>
              <text:p text:style-name="P85"><text:span text:style-name="T19">Perfection 12</text:span> : Perfect →<text:span text:style-name="T23"> txt sky burials</text:span></text:p>
            </text:list-item>
            <text:list-item>
              <text:p text:style-name="P84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12022852811575" text:continue-list="list112023727759392" text:style-name="L35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Escena d'enterrament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3764530227101310522" text:style-name="L38">
        <text:list-item>
          <text:p text:style-name="P51">Agafar recursos d'una zona, arribar una altra amb ells i comerciar fins tenir XX de l'altre recurs</text:p>
          <text:p text:style-name="P51"/>
        </text:list-item>
        <text:list-item>
          <text:p text:style-name="P51">Atributs:</text:p>
          <text:list>
            <text:list-item>
              <text:p text:style-name="P51">Exploitation</text:p>
            </text:list-item>
            <text:list-item>
              <text:p text:style-name="P51">Trade</text:p>
            </text:list-item>
            <text:list-item>
              <text:p text:style-name="P51">Reproduction</text:p>
            </text:list-item>
          </text:list>
          <text:p text:style-name="P51"/>
        </text:list-item>
        <text:list-item>
          <text:p text:style-name="P51">Poders:</text:p>
          <text:list>
            <text:list-item>
              <text:p text:style-name="P51">Mobility</text:p>
            </text:list-item>
            <text:list-item>
              <text:p text:style-name="P51">Influence</text:p>
            </text:list-item>
          </text:list>
          <text:p text:style-name="P51"/>
        </text:list-item>
        <text:list-item>
          <text:p text:style-name="P51">Goals:</text:p>
        </text:list-item>
      </text:list>
      <text:list xml:id="list7884039737390342122" text:style-name="L39">
        <text:list-item>
          <text:list>
            <text:list-item>
              <text:p text:style-name="P52">Resources</text:p>
            </text:list-item>
            <text:list-item>
              <text:p text:style-name="P52">Dispersal</text:p>
            </text:list-item>
            <text:list-item>
              <text:p text:style-name="P52">Resources</text:p>
            </text:list-item>
          </text:list>
        </text:list-item>
      </text:list>
      <text:list xml:id="list112022198322377" text:continue-list="list3764530227101310522" text:style-name="L38">
        <text:list-item>
          <text:p text:style-name="P51"/>
        </text:list-item>
        <text:list-item>
          <text:p text:style-name="P51">Achievements:</text:p>
        </text:list-item>
      </text:list>
      <text:list xml:id="list8822396381186258501" text:style-name="L40">
        <text:list-item>
          <text:list>
            <text:list-item>
              <text:p text:style-name="P53">?? : Success -&gt; Dibuix</text:p>
            </text:list-item>
            <text:list-item>
              <text:p text:style-name="P54"><text:span text:style-name="T19">Perfection 13</text:span> : Perfect -&gt; ??</text:p>
            </text:list-item>
            <text:list-item>
              <text:p text:style-name="P53">??</text:p>
            </text:list-item>
          </text:list>
        </text:list-item>
      </text:list>
      <text:list xml:id="list112023612141791" text:continue-list="list112022198322377" text:style-name="L38">
        <text:list-header>
          <text:p text:style-name="P51"/>
        </text:list-header>
        <text:list-item>
          <text:p text:style-name="P51">Story:</text:p>
          <text:list>
            <text:list-item>
              <text:p text:style-name="P51">Dibu: Aixecament d'un menhir amb el símbol dels Guies</text:p>
            </text:list-item>
            <text:list-item>
              <text:p text:style-name="P51">Contingut: </text:p>
            </text:list-item>
            <text:list-item>
              <text:p text:style-name="P51">Text: ""</text:p>
            </text:list-item>
          </text:list>
        </text:list-item>
      </text:list>
      <text:p text:style-name="P3"/>
      <text:p text:style-name="P6"><text:span text:style-name="T2">1</text:span><text:span text:style-name="T3">4 - </text:span><text:span text:style-name="T2">Trade + Warfare</text:span></text:p>
      <text:p text:style-name="P3"/>
      <text:list xml:id="list3446156724001806914" text:style-name="L41">
        <text:list-item>
          <text:p text:style-name="P55">Aconseguir un recurs que no es té a través de warfare mentre una tercera població també el vol</text:p>
          <text:p text:style-name="P55"/>
        </text:list-item>
        <text:list-item>
          <text:p text:style-name="P55">Atributs:</text:p>
          <text:list>
            <text:list-item>
              <text:p text:style-name="P55">Trade</text:p>
            </text:list-item>
            <text:list-item>
              <text:p text:style-name="P55">Warfar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</text:p>
            </text:list-item>
            <text:list-item>
              <text:p text:style-name="P55">Influence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5740943230111941579" text:style-name="L42">
        <text:list-item>
          <text:list>
            <text:list-item>
              <text:p text:style-name="P56">Dispersal</text:p>
            </text:list-item>
            <text:list-item>
              <text:p text:style-name="P56">Population</text:p>
            </text:list-item>
            <text:list-item>
              <text:p text:style-name="P56">Resources</text:p>
            </text:list-item>
          </text:list>
        </text:list-item>
      </text:list>
      <text:list xml:id="list112022909517282" text:continue-list="list3446156724001806914" text:style-name="L41">
        <text:list-header>
          <text:p text:style-name="P55"/>
        </text:list-header>
        <text:list-item>
          <text:p text:style-name="P55">Achievements:</text:p>
        </text:list-item>
      </text:list>
      <text:list xml:id="list5343654408921648896" text:style-name="L43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9">Perfection 14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12022326128892" text:continue-list="list112022909517282" text:style-name="L41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Escena de domesticació animal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5">1<text:span text:style-name="T1">5 - </text:span>Trade + War/Influence</text:p>
      <text:p text:style-name="P3"/>
      <text:list xml:id="list6746626933898807600" text:style-name="L44">
        <text:list-item>
          <text:p text:style-name="P59">Agafar fusta i canviar-lo per metalls a on hi ha una altra població mitjançant trade, influence o warfare</text:p>
          <text:p text:style-name="P59"/>
        </text:list-item>
        <text:list-item>
          <text:p text:style-name="P59">Atributs: </text:p>
          <text:list>
            <text:list-item>
              <text:p text:style-name="P59">Trade</text:p>
            </text:list-item>
            <text:list-item>
              <text:p text:style-name="P59">Influence</text:p>
            </text:list-item>
            <text:list-item>
              <text:p text:style-name="P59">Mobility 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59">Reproduction</text:p>
            </text:list-item>
            <text:list-item>
              <text:p text:style-name="P59">Warfare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8858809229095464238" text:style-name="L45">
        <text:list-item>
          <text:list>
            <text:list-item>
              <text:p text:style-name="P60">Resources </text:p>
            </text:list-item>
            <text:list-item>
              <text:p text:style-name="P60">Resources</text:p>
            </text:list-item>
            <text:list-item>
              <text:p text:style-name="P60">Population</text:p>
            </text:list-item>
          </text:list>
        </text:list-item>
      </text:list>
      <text:list xml:id="list112023120427855" text:continue-list="list6746626933898807600" text:style-name="L44">
        <text:list-header>
          <text:p text:style-name="P59"/>
        </text:list-header>
        <text:list-item>
          <text:p text:style-name="P59">Achievements:</text:p>
        </text:list-item>
      </text:list>
      <text:list xml:id="list1277374006467792533" text:style-name="L46">
        <text:list-item>
          <text:list>
            <text:list-item>
              <text:p text:style-name="P61">?? : Success -&gt; Dibuix</text:p>
            </text:list-item>
            <text:list-item>
              <text:p text:style-name="P62"><text:span text:style-name="T19">Perfection 15</text:span> : Perfect -&gt; ??</text:p>
            </text:list-item>
            <text:list-item>
              <text:p text:style-name="P61">??</text:p>
            </text:list-item>
          </text:list>
        </text:list-item>
      </text:list>
      <text:list xml:id="list112024015734611" text:continue-list="list112023120427855" text:style-name="L44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'agricultura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8616969309499587041" text:style-name="L47">
        <text:list-item>
          <text:p text:style-name="P63">Transformar una zona àrida en una de ben cultivada</text:p>
          <text:p text:style-name="P63"/>
        </text:list-item>
        <text:list-item>
          <text:p text:style-name="P63">Atributs:</text:p>
          <text:list>
            <text:list-item>
              <text:p text:style-name="P63">Terraforming</text:p>
            </text:list-item>
            <text:list-item>
              <text:p text:style-name="P63">Technology</text:p>
            </text:list-item>
            <text:list-item>
              <text:p text:style-name="P63">Mobility</text:p>
            </text:list-item>
          </text:list>
          <text:p text:style-name="P63"/>
        </text:list-item>
        <text:list-item>
          <text:p text:style-name="P63">Poders:</text:p>
          <text:list>
            <text:list-item>
              <text:p text:style-name="P63">Reproduction</text:p>
            </text:list-item>
            <text:list-item>
              <text:p text:style-name="P63">Resistance</text:p>
            </text:list-item>
          </text:list>
          <text:p text:style-name="P63"/>
        </text:list-item>
        <text:list-item>
          <text:p text:style-name="P63">Goals:</text:p>
        </text:list-item>
      </text:list>
      <text:list xml:id="list7829272805611622315" text:style-name="L48">
        <text:list-item>
          <text:list>
            <text:list-item>
              <text:p text:style-name="P64">Dispersal</text:p>
            </text:list-item>
            <text:list-item>
              <text:p text:style-name="P64">Population</text:p>
            </text:list-item>
          </text:list>
        </text:list-item>
      </text:list>
      <text:list xml:id="list112021907489527" text:continue-list="list8616969309499587041" text:style-name="L47">
        <text:list-header>
          <text:p text:style-name="P63"/>
        </text:list-header>
        <text:list-item>
          <text:p text:style-name="P63">Achievements:</text:p>
        </text:list-item>
      </text:list>
      <text:list xml:id="list431210266156366434" text:style-name="L49">
        <text:list-item>
          <text:list>
            <text:list-item>
              <text:p text:style-name="P65">?? : Success -&gt; Dibuix</text:p>
            </text:list-item>
            <text:list-item>
              <text:p text:style-name="P66"><text:span text:style-name="T19">Perfection 16</text:span> : Perfect -&gt; ??</text:p>
            </text:list-item>
            <text:list-item>
              <text:p text:style-name="P65">??</text:p>
            </text:list-item>
          </text:list>
        </text:list-item>
      </text:list>
      <text:list xml:id="list112023806185104" text:continue-list="list112021907489527" text:style-name="L47">
        <text:list-header>
          <text:p text:style-name="P63"/>
        </text:list-header>
        <text:list-item>
          <text:p text:style-name="P63">Story:</text:p>
          <text:list>
            <text:list-item>
              <text:p text:style-name="P63">Dibu: Escena de pesca</text:p>
            </text:list-item>
            <text:list-item>
              <text:p text:style-name="P63">Contingut: </text:p>
            </text:list-item>
            <text:list-item>
              <text:p text:style-name="P63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6610423681406976285" text:style-name="L50">
        <text:list-item>
          <text:p text:style-name="P67">Expandir una població mitjançant terraforming mentre es recolecta un recurs (cal evitar sobreexplotació)</text:p>
          <text:p text:style-name="P67"/>
        </text:list-item>
        <text:list-item>
          <text:p text:style-name="P67">Atributs:</text:p>
          <text:list>
            <text:list-item>
              <text:p text:style-name="P67">Terraform</text:p>
            </text:list-item>
            <text:list-item>
              <text:p text:style-name="P67">Exploitation</text:p>
            </text:list-item>
            <text:list-item>
              <text:p text:style-name="P67">Reproduction</text:p>
            </text:list-item>
          </text:list>
          <text:p text:style-name="P67"/>
        </text:list-item>
        <text:list-item>
          <text:p text:style-name="P67">Poders:</text:p>
          <text:list>
            <text:list-item>
              <text:p text:style-name="P67">Resistance</text:p>
            </text:list-item>
            <text:list-item>
              <text:p text:style-name="P67">Reproduction</text:p>
            </text:list-item>
          </text:list>
          <text:p text:style-name="P67"/>
        </text:list-item>
        <text:list-item>
          <text:p text:style-name="P67">Goals:</text:p>
        </text:list-item>
      </text:list>
      <text:list xml:id="list3025738465505277654" text:style-name="L51">
        <text:list-item>
          <text:list>
            <text:list-item>
              <text:p text:style-name="P68">Population</text:p>
            </text:list-item>
            <text:list-item>
              <text:p text:style-name="P68">Dispersal</text:p>
            </text:list-item>
            <text:list-item>
              <text:p text:style-name="P68">Resources</text:p>
            </text:list-item>
          </text:list>
        </text:list-item>
      </text:list>
      <text:list xml:id="list112023026067644" text:continue-list="list6610423681406976285" text:style-name="L50">
        <text:list-header>
          <text:p text:style-name="P67"/>
        </text:list-header>
        <text:list-item>
          <text:p text:style-name="P67">Achievements:</text:p>
        </text:list-item>
      </text:list>
      <text:list xml:id="list6491712695430381403" text:style-name="L52">
        <text:list-item>
          <text:list>
            <text:list-item>
              <text:p text:style-name="P69">?? : Success -&gt; Dibuix</text:p>
            </text:list-item>
            <text:list-item>
              <text:p text:style-name="P70"><text:span text:style-name="T19">Perfection 17</text:span> : Perfect-<text:span text:style-name="T20">&gt; img miners de sulfur a java</text:span></text:p>
            </text:list-item>
            <text:list-item>
              <text:p text:style-name="P70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12022276416758" text:continue-list="list112023026067644" text:style-name="L50">
        <text:list-header>
          <text:p text:style-name="P67"/>
        </text:list-header>
        <text:list-item>
          <text:p text:style-name="P67">Story:</text:p>
          <text:list>
            <text:list-item>
              <text:p text:style-name="P67">Dibu: Escena de Guerra</text:p>
            </text:list-item>
            <text:list-item>
              <text:p text:style-name="P67">Contingut: </text:p>
            </text:list-item>
            <text:list-item>
              <text:p text:style-name="P67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1815396844580478564" text:style-name="L53">
        <text:list-item>
          <text:p text:style-name="P71">Expandir una població mitjançant terraforming mentre es competeix per un recurs amb una altra cultura</text:p>
          <text:p text:style-name="P71"/>
        </text:list-item>
        <text:list-item>
          <text:p text:style-name="P71">Atributs:</text:p>
          <text:list>
            <text:list-item>
              <text:p text:style-name="P71">Terraform</text:p>
            </text:list-item>
            <text:list-item>
              <text:p text:style-name="P71">Exploitation</text:p>
            </text:list-item>
            <text:list-item>
              <text:p text:style-name="P71">Trade</text:p>
            </text:list-item>
          </text:list>
          <text:p text:style-name="P71"/>
        </text:list-item>
        <text:list-item>
          <text:p text:style-name="P71">Poders:</text:p>
          <text:list>
            <text:list-item>
              <text:p text:style-name="P71">Warfare</text:p>
            </text:list-item>
            <text:list-item>
              <text:p text:style-name="P71">Influence</text:p>
            </text:list-item>
          </text:list>
          <text:p text:style-name="P71"/>
        </text:list-item>
        <text:list-item>
          <text:p text:style-name="P71">Goals:</text:p>
        </text:list-item>
      </text:list>
      <text:list xml:id="list2170712314176930784" text:style-name="L54">
        <text:list-item>
          <text:list>
            <text:list-item>
              <text:p text:style-name="P72">Population</text:p>
            </text:list-item>
            <text:list-item>
              <text:p text:style-name="P72">Resources</text:p>
            </text:list-item>
            <text:list-item>
              <text:p text:style-name="P72">Resources</text:p>
            </text:list-item>
          </text:list>
        </text:list-item>
      </text:list>
      <text:list xml:id="list112023210197844" text:continue-list="list1815396844580478564" text:style-name="L53">
        <text:list-header>
          <text:p text:style-name="P71"/>
        </text:list-header>
        <text:list-item>
          <text:p text:style-name="P71">Achievements:</text:p>
        </text:list-item>
      </text:list>
      <text:list xml:id="list125570072082067624" text:style-name="L55">
        <text:list-item>
          <text:list>
            <text:list-item>
              <text:p text:style-name="P73">?? : Success -&gt; Dibuix</text:p>
            </text:list-item>
            <text:list-item>
              <text:p text:style-name="P73">?? : Perfect -&gt; ??</text:p>
            </text:list-item>
            <text:list-item>
              <text:p text:style-name="P73">??</text:p>
            </text:list-item>
          </text:list>
        </text:list-item>
      </text:list>
      <text:list xml:id="list112022699223589" text:continue-list="list112023210197844" text:style-name="L53">
        <text:list-header>
          <text:p text:style-name="P71"/>
        </text:list-header>
        <text:list-item>
          <text:p text:style-name="P71">Story:</text:p>
          <text:list>
            <text:list-item>
              <text:p text:style-name="P71">Dibu: Escena d'intercanvi entre animals i un carro</text:p>
            </text:list-item>
            <text:list-item>
              <text:p text:style-name="P71">Contingut: </text:p>
            </text:list-item>
            <text:list-item>
              <text:p text:style-name="P71">Text: ""</text:p>
            </text:list-item>
          </text:list>
        </text:list-item>
      </text:list>
      <text:p text:style-name="P5">19 - Terraforming + Exploitation + Trade</text:p>
      <text:p text:style-name="P3"/>
      <text:list xml:id="list53782995638303053" text:style-name="L56">
        <text:list-item>
          <text:p text:style-name="P74">Aconseguir els objectius per crear la primera ciutat</text:p>
          <text:p text:style-name="P74"/>
        </text:list-item>
        <text:list-item>
          <text:p text:style-name="P74">Atributs:</text:p>
          <text:list>
            <text:list-item>
              <text:p text:style-name="P74">Terraform</text:p>
            </text:list-item>
            <text:list-item>
              <text:p text:style-name="P74">Trade</text:p>
            </text:list-item>
            <text:list-item>
              <text:p text:style-name="P74">Exploitation</text:p>
            </text:list-item>
          </text:list>
          <text:p text:style-name="P74"/>
        </text:list-item>
        <text:list-item>
          <text:p text:style-name="P74">Poders:</text:p>
          <text:list>
            <text:list-item>
              <text:p text:style-name="P74">Influence</text:p>
            </text:list-item>
            <text:list-item>
              <text:p text:style-name="P74">Mobility</text:p>
            </text:list-item>
          </text:list>
          <text:p text:style-name="P74"/>
        </text:list-item>
        <text:list-item>
          <text:p text:style-name="P74">Goals:</text:p>
        </text:list-item>
      </text:list>
      <text:list xml:id="list261506772932117079" text:style-name="L57">
        <text:list-item>
          <text:list>
            <text:list-item>
              <text:p text:style-name="P75">Resources</text:p>
            </text:list-item>
            <text:list-item>
              <text:p text:style-name="P75">Resources</text:p>
            </text:list-item>
            <text:list-item>
              <text:p text:style-name="P75">Resources</text:p>
            </text:list-item>
          </text:list>
        </text:list-item>
      </text:list>
      <text:list xml:id="list112021948518248" text:continue-list="list53782995638303053" text:style-name="L56">
        <text:list-header>
          <text:p text:style-name="P74"/>
        </text:list-header>
        <text:list-item>
          <text:p text:style-name="P74">Achievements:</text:p>
        </text:list-item>
      </text:list>
      <text:list xml:id="list1538070410469996437" text:style-name="L58">
        <text:list-item>
          <text:list>
            <text:list-item>
              <text:p text:style-name="P76">?? : Success -&gt; Dibuix</text:p>
            </text:list-item>
            <text:list-item>
              <text:p text:style-name="P76">?? : Perfect -&gt; ??</text:p>
            </text:list-item>
            <text:list-item>
              <text:p text:style-name="P76">??</text:p>
            </text:list-item>
          </text:list>
        </text:list-item>
      </text:list>
      <text:list xml:id="list112022245236931" text:continue-list="list112021948518248" text:style-name="L56">
        <text:list-header>
          <text:p text:style-name="P74"/>
        </text:list-header>
        <text:list-item>
          <text:p text:style-name="P74">Story:</text:p>
          <text:list>
            <text:list-item>
              <text:p text:style-name="P74">Dibu: Ciutat al fons, i nau a la dreta</text:p>
            </text:list-item>
            <text:list-item>
              <text:p text:style-name="P74">Contingut: </text:p>
            </text:list-item>
            <text:list-item>
              <text:p text:style-name="P74">Text: ""</text:p>
            </text:list-item>
          </text:list>
        </text:list-item>
      </text:list>
      <text:p text:style-name="P3"/>
      <text:p text:style-name="P5">20 - Terraforming + Warfare </text:p>
      <text:p text:style-name="P3"/>
      <text:list xml:id="list6772299647064655301" text:style-name="L59">
        <text:list-item>
          <text:p text:style-name="P77">La població t'ha desobeït i vol conquerir una zona a on hi ha una altra espècie que se suposa que no van coincidir fins molts segles després. Has d'evitar que els bots no desapareguin.</text:p>
          <text:p text:style-name="P77"/>
        </text:list-item>
        <text:list-item>
          <text:p text:style-name="P77">Atributs:</text:p>
          <text:list>
            <text:list-item>
              <text:p text:style-name="P77">Terraform</text:p>
            </text:list-item>
            <text:list-item>
              <text:p text:style-name="P77">Reproduction</text:p>
            </text:list-item>
            <text:list-item>
              <text:p text:style-name="P77">Warfare</text:p>
            </text:list-item>
          </text:list>
          <text:p text:style-name="P77"/>
        </text:list-item>
        <text:list-item>
          <text:p text:style-name="P77">Poders:</text:p>
          <text:list>
            <text:list-item>
              <text:p text:style-name="P77">Influence</text:p>
            </text:list-item>
            <text:list-item>
              <text:p text:style-name="P77">Mobility</text:p>
            </text:list-item>
          </text:list>
          <text:p text:style-name="P77"/>
        </text:list-item>
        <text:list-item>
          <text:p text:style-name="P77">Goals:</text:p>
        </text:list-item>
      </text:list>
      <text:list xml:id="list1723233540503588671" text:style-name="L60">
        <text:list-item>
          <text:p text:style-name="P78">Population</text:p>
        </text:list-item>
        <text:list-item>
          <text:p text:style-name="P78">Dispersal</text:p>
        </text:list-item>
        <text:list-item>
          <text:p text:style-name="P78">Population </text:p>
        </text:list-item>
      </text:list>
      <text:list xml:id="list112022325731669" text:continue-list="list6772299647064655301" text:style-name="L59">
        <text:list-header>
          <text:p text:style-name="P77"/>
        </text:list-header>
        <text:list-item>
          <text:p text:style-name="P77">Achievements:</text:p>
        </text:list-item>
      </text:list>
      <text:list xml:id="list8570668413952301070" text:style-name="L61">
        <text:list-item>
          <text:p text:style-name="P79"><text:span text:style-name="T18">Humans go home!</text:span> : Success -&gt; Dibuix</text:p>
        </text:list-item>
        <text:list-item>
          <text:p text:style-name="P79"><text:span text:style-name="T22">That's no moon: </text:span>Perfect<text:span text:style-name="T19">ion </text:span>&gt; <text:span text:style-name="T4">Imatge: arrivada a la lluna</text:span></text:p>
        </text:list-item>
        <text:list-item>
          <text:p text:style-name="P79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12023609762115" text:continue-list="list112022325731669" text:style-name="L59">
        <text:list-header>
          <text:p text:style-name="P77"/>
        </text:list-header>
        <text:list-item>
          <text:p text:style-name="P77">Story:</text:p>
          <text:list>
            <text:list-item>
              <text:p text:style-name="P77">Dibu: Fi del culte als Guies, destrucció dels símbols mentre la nau marxa</text:p>
            </text:list-item>
            <text:list-item>
              <text:p text:style-name="P77">Contingut: </text:p>
            </text:list-item>
            <text:list-item>
              <text:p text:style-name="P77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5-12-11T11:20:21.736497115</dc:date>
    <dc:creator>Xavier Rubio-Campillo</dc:creator>
    <meta:editing-duration>PT10H56M58S</meta:editing-duration>
    <meta:editing-cycles>49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3" meta:word-count="1718" meta:character-count="8449" meta:non-whitespace-character-count="7594"/>
  </office:meta>
</office:document-meta>
</file>